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545" officeooo:paragraph-rsid="000155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r um programa que pede para o usuário digitar seus dados, como nome, idade, data de nascimento. E caso estes valores, sejam digitados de forma errada(String no lugar de Integer), então sejam criadas exceções e nelas sejam mostradas mensagens de trata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2S</meta:editing-duration>
    <meta:editing-cycles>3</meta:editing-cycles>
    <meta:generator>LibreOffice/4.4.0.3$Windows_x86 LibreOffice_project/de093506bcdc5fafd9023ee680b8c60e3e0645d7</meta:generator>
    <dc:date>2015-04-16T20:27:47.645000000</dc:date>
    <meta:document-statistic meta:table-count="0" meta:image-count="0" meta:object-count="0" meta:page-count="1" meta:paragraph-count="1" meta:word-count="41" meta:character-count="260" meta:non-whitespace-character-count="220"/>
    <meta:user-defined meta:name="Info 1"/>
    <meta:user-defined meta:name="Info 2"/>
    <meta:user-defined meta:name="Info 3"/>
    <meta:user-defined meta:name="Info 4"/>
  </office:meta>
</office:document-meta>
</file>